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e61e5"/>
    </style:style>
    <style:style style:name="P2" style:family="paragraph" style:parent-style-name="Text_20_body">
      <style:paragraph-properties fo:text-align="center" style:justify-single-word="false"/>
      <style:text-properties style:text-position="0% 100%" officeooo:rsid="00373677" officeooo:paragraph-rsid="001e61e5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57746" officeooo:paragraph-rsid="001e61e5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c080" officeooo:paragraph-rsid="001e61e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26e" officeooo:paragraph-rsid="001e61e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4b2102" officeooo:paragraph-rsid="001e61e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0fb6f" officeooo:paragraph-rsid="001e61e5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2a795" officeooo:paragraph-rsid="001e61e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34d6" officeooo:paragraph-rsid="001e61e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5b30" officeooo:paragraph-rsid="001e61e5" style:font-size-asian="12pt" style:font-weight-asian="normal" style:font-size-complex="12pt" style:font-weight-complex="normal"/>
    </style:style>
    <style:style style:name="T1" style:family="text">
      <style:text-properties style:text-position="0% 100%" officeooo:rsid="00373677"/>
    </style:style>
    <style:style style:name="T2" style:family="text">
      <style:text-properties style:text-position="0% 100%" style:font-name="DoloresCyr" officeooo:rsid="00373677"/>
    </style:style>
    <style:style style:name="T3" style:family="text">
      <style:text-properties officeooo:rsid="03644bca"/>
    </style:style>
    <style:style style:name="T4" style:family="text">
      <style:text-properties officeooo:rsid="01e0d76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4b2102"/>
    </style:style>
    <style:style style:name="T7" style:family="text">
      <style:text-properties officeooo:rsid="00c434d6"/>
    </style:style>
    <style:style style:name="T8" style:family="text">
      <style:text-properties officeooo:rsid="01e1afb5"/>
    </style:style>
    <style:style style:name="T9" style:family="text">
      <style:text-properties officeooo:rsid="00c577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*** <text:s text:c="3"/></text:span><text:bookmark-start text:name="парад планет"/><text:span text:style-name="T2">парад планет</text:span><text:bookmark-end text:name="парад планет"/><text:span text:style-name="T1"> <text:s text:c="2"/>***</text:span></text:h>
      <text:p text:style-name="P2"/>
      <text:p text:style-name="P4">В день отъезда всё висело на волоске, точнее на паутинке.</text:p>
      <text:p text:style-name="P4">Я это заметил, когда вышел в подъезд раскумариться. В квартире я вообще не курил.</text:p>
      <text:p text:style-name="P4">Паутинка свисала от верхней перекладины рассохшейся дверной рамы входа и на конце её болталась обгорелая спичка. </text:p>
      <text:p text:style-name="P4">Долго ли продержится?</text:p>
      <text:p text:style-name="P4">Горелые спички в щель над рамой всегда засовывал я, потому что в подъезде урны не было.</text:p>
      <text:p text:style-name="P4">После того как Тонин Игорёк изобличил мою связь с коноплей, мне было без разницы что в моём дыму унюшат проходящие мимо соседи. </text:p>
      <text:p text:style-name="P4">Сколько выдержит паутинка?</text:p>
      <text:p text:style-name="P4">Я выглянул из тени подъезда во двор. </text:p>
      <text:p text:style-name="P4">В расплавленном от зноя небе проплывала эскадрилья чёрных воронов. Они не шевелили крыльями — слишком жарко — и, зависнув в парении на северо-восток, даже чёрные перья на концах <text:span text:style-name="T3">своих </text:span>крыльев держали врастопырку, <text:span text:style-name="T4">чтобы их обвевало</text:span>.</text:p>
      <text:p text:style-name="P4">Успею ли?</text:p>
      <text:p text:style-name="P4">Ира провожала меня на электричку до Киева. Когда мы подымались в автобус, с какого-то балкона <text:span text:style-name="T4">соседней </text:span>пятиэтажки мне вслед взрыднула Пугачёва:</text:p>
      <text:p text:style-name="P4"/>
      <text:p text:style-name="P4"><text:span text:style-name="T5"><text:tab/><text:tab/><text:tab/>Приезжай хоть на денёк!.</text:span>.</text:p>
      <text:p text:style-name="P4"/>
      <text:p text:style-name="P4">Вещей у меня немного было — портфель с книгой рассказов Моэма на английском языке <text:span text:style-name="T6">(</text:span>в мягкой розовой обложке, издательств<text:span text:style-name="T6">о</text:span> «Просвещение»<text:span text:style-name="T6">)</text:span>; <text:span text:style-name="T3">англо-английский словарь Hornby; тонкая школьная тетрадка с началом перевода рассказа «Дождь» (черновой карандашный вариант с исправлениями); паспорт, трудовая книжка, военный билет и принадлежности для бритья. </text:span></text:p>
      <text:p text:style-name="P5">В синей спортивной сумке с плечевым ремнём уложена смена белья, джинсы и пошитая матерью зелёная куртка.</text:p>
      <text:p text:style-name="P5">В электричке я забросил их на <text:span text:style-name="T4">вагонную </text:span>полку из тонких трубок и вышел обратно на перрон. Ира нервничала, что двери захлопнутся и электричка уедет без меня. Я поднялся на одну ступеньку и стоял там, ухватившись за никелированный поручень.</text:p>
      <text:p text:style-name="P5">- Дома на подоконнике я что-то оставил — пусть так и будет до моего приезда.</text:p>
      <text:p text:style-name="P5">- Что?</text:p>
      <text:p text:style-name="P5">- Сама увидишь. Я приеду за вами ровно через месяц.</text:p>
      <text:p text:style-name="P5">- Как туда доедешь, сразу позвони.</text:p>
      <text:p text:style-name="P5">Это был последний вагон. </text:p>
      <text:p text:style-name="P5">На перрон прибежала какая-то старуха, о чём-то спрашивала, но я не слушал и не слышал — смотрел на Иру, пока динамики в вагоне не прокричали «Осторожно! Двери закрываются!» и те отрезали меня от неё. </text:p>
      <text:p text:style-name="P5">Электричка потянула, прибавила ходу и застучала по рельсам в сторону Киева.</text:p>
      <text:p text:style-name="P5"/>
      <text:p text:style-name="P5">Накануне вечером мы с Ирой выходили за покупками, но универмаг оказался уже закрытым, хорошо хоть киоск рядом с ним работал. </text:p>
      <text:p text:style-name="P5">Там сидела дебелая цыганка средних лет и я купил у неё новый прибор для бритья, помазок, зеркальце и два платочка.</text:p>
      <text:p text:style-name="P5">По полю каждого бежали ряды волнистых тонких линий, типа, море, а в центре — кружочек.</text:p>
      <text:p text:style-name="P5">У одного в кружочке маленький парусник-яхта, а у другого — якорь. </text:p>
      <text:p text:style-name="P6">Платочек с парусником я увожу с собой, а тот что с якорем оставлен на подоконнике.</text:p>
      <text:p text:style-name="P6">Когда я приеду, приложу их — кружок к кружку. Кораблик на якорь. </text:p>
      <text:p text:style-name="P6">Это будет ритуал возвращения.</text:p>
      <text:p text:style-name="P5"><text:soft-page-break/></text:p>
      <text:p text:style-name="P7">А поздно вечером Гаина Михайловна вдруг начала сомневаться и говорить, что никуда не надо ехать, а купленный в предварительной кассе билет ещё не поздно сдать обратно.</text:p>
      <text:p text:style-name="P7">Я ошалел — как обратно?</text:p>
      <text:p text:style-name="P7">В разговоре ещё участвовал<text:span text:style-name="T3">и </text:span>Тоня и Ира, а тестя срочно вызвали на хлебокомбинат.</text:p>
      <text:p text:style-name="P7">Не подымая глаз от клеёнки на столе, тёща невнятно говорила про какое-то сложное положение, вон и Ваня не смог пробиться.</text:p>
      <text:p text:style-name="P7">Муж Тони, Ваня, за неделю до этого <text:span text:style-name="T4">отправился</text:span> было в Закарпатье, но через день, <text:span text:style-name="T4"><text:s/>не доехав,</text:span> вернулся из Киева — я так и не понял почему — и теперь <text:span text:style-name="T4">он отсиживался</text:span> в спальне со своими детьми.</text:p>
      <text:p text:style-name="P7">На тот момент я уже понимал, что в мире идёт непрестанная битва — но между кем и кем?</text:p>
      <text:p text:style-name="P7">Конечно, всё это прикрывается поверхностным слоем обыденной жизни, но <text:span text:style-name="T4">сквозь него </text:span>я уже начал подмечать прогалы, нестыковки, тайные сигналы; начал улавливать, когда люди проговариваются о чём-то запредельном для обычной жизни.</text:p>
      <text:p text:style-name="P7">Точно — люди?..</text:p>
      <text:p text:style-name="P7">Ну, я не знаю как ещё назвать.</text:p>
      <text:p text:style-name="P7">Проговариваются? О чём?</text:p>
      <text:p text:style-name="P7">О том, чего не бывает в жизни к которой нас приучают... Ваню отрядили, как эмиссара, он не пробился... а вы за кого?.. ЧП на хлебокомбинате — часть вселенской битвы... </text:p>
      <text:p text:style-name="P7">Кто за кого? Кто на кого?..</text:p>
      <text:p text:style-name="P7"/>
      <text:p text:style-name="P7">За чёрным окном гостиной грянула гроза. Шум воды перемежался раскатами грома. Сверкали вспышки молний. Столб ослепительного свет ударил в трансформаторную будку во дворе. Вокруг воцарил мрак.</text:p>
      <text:p text:style-name="P7">Тоня ушла в свою спальню — успокоить детей и Ваню.</text:p>
      <text:p text:style-name="P7">Она вернулась оттуда с горящей свечой. </text:p>
      <text:p text:style-name="P7">В её мерцающем свете я увидел, что говорю с матерями. С теми самыми, которых так вскользь и с опаской упомянул Гёте.</text:p>
      <text:p text:style-name="P7">Три матери — старая, но могучая, средняя и начинающая — Ира. Она мне не союзник, она одна из них. Мне нужно их убедить, иначе ничего не выйдет.</text:p>
      <text:p text:style-name="P8">С бушующей за стёклами грозой и моргающей свечой на столе, я всё же получил «добро» от матерей. </text:p>
      <text:p text:style-name="P8">В заключение Гаина Михайловна сказала:</text:p>
      <text:p text:style-name="P8">- Если что-то не так... совсем... в крайнем <text:s/>случае... обращайся к главному.</text:p>
      <text:p text:style-name="P8"/>
      <text:p text:style-name="P8">Ночью я видел вещий сон.</text:p>
      <text:p text:style-name="P8">В помещении из бледно-серых стен <text:s/>я, затаившись, лежал на каталке под холодным флуоресцентным светом <text:span text:style-name="T4">из потолка</text:span>, а вокруг стояли кто-то в белых халатах. </text:p>
      <text:p text:style-name="P8">Стоя<text:span text:style-name="T3">щ</text:span>ий у меня над головой проговорил:</text:p>
      <text:p text:style-name="P8">- Если убрать жир, то может и получится...</text:p>
      <text:p text:style-name="P8">И я знал, что тот в белом халате, который это сказал — это тоже я. </text:p>
      <text:p text:style-name="P8"><text:span text:style-name="T4">Бросив неприметный взгляд</text:span> на свой живот лежащего на каталке, <text:span text:style-name="T4">я</text:span> сквозь прозрачн<text:span text:style-name="T4">ость</text:span> кож<text:span text:style-name="T4">и</text:span> увидел тонкое напластование желтоватого жира...</text:p>
      <text:p text:style-name="P8"/>
      <text:p text:style-name="P8">Я вышел в тамбур и забил косяк. В небе за пыльным стеклом дверей плыла стая морских коньков, подвернув хвосты колечком себе под брюшка; по росту — от большого к маленькому. </text:p>
      <text:p text:style-name="P8"><text:span text:style-name="T4">Тоже л</text:span>юбят строй, как те белые слоники.</text:p>
      <text:p text:style-name="P8">Электричка спешила дальше, но не могла убежать от них.</text:p>
      <text:p text:style-name="P8">В тамбур вышел мужик с рядочком медалей на пиджаке. Ветеран войны. Вот кто знал с кем и за что...</text:p>
      <text:p text:style-name="P8">Мы завели дружелюбную болтовню ни о чём. </text:p>
      <text:p text:style-name="P8"><text:soft-page-break/>На остановке с перрона зашёл человек со связкой длинных реек. Он разделил нас ими и прошёл в вагон. </text:p>
      <text:p text:style-name="P8">Ветеран вдруг испуганно уставился в верхний угол тамбура позади меня. </text:p>
      <text:p text:style-name="P8">Я знал, что там ничего нет, но раз <text:span text:style-name="T7">он разглядел</text:span>, значит есть <text:span text:style-name="T7">и я зашёл в вагон под полку с моими вещами, потому что приближался Киев.</text:span></text:p>
      <text:p text:style-name="P8"/>
      <text:p text:style-name="P9">На вокзале я отнёс вещи в прохладный подземный зал автоматических камер хранения, <text:span text:style-name="T8">а затем из</text:span> право<text:span text:style-name="T8">го</text:span> угл<text:span text:style-name="T8">а</text:span> привокзальной площади спустился по крутой и длинной лестнице к столовой, которую ещё нам с Ольгой показал Лёха Кузько.</text:p>
      <text:p text:style-name="P9"><text:span text:style-name="T8">Внизу лестницы я за</text:span>курил косяк, но перестал затягиваться, когда <text:span text:style-name="T8">мне </text:span>навстречу притопал от столовой взвод милиционеров. </text:p>
      <text:p text:style-name="P9">Так и пришлось пройти сквозь строй с косяком в руках.</text:p>
      <text:p text:style-name="P9">По<text:span text:style-name="T8">сле столовой</text:span> я вернулся на вокзал и начал обходить его. </text:p>
      <text:p text:style-name="P9">Стеклянноглазых было меньше, чем в ночь обхода нежинского вокзала, но <text:span text:style-name="T8">иногда </text:span>попадались и сразу делали вид, что они тут просто так.</text:p>
      <text:p text:style-name="P9">Я поднялся даже на третий этаж, где комната матери и ребёнка, и объяснил дежурной в коридоре, что через месяц буду тут проездом с женой и дочерью-младенцем, вот и ознакамливаюсь с условиями. </text:p>
      <text:p text:style-name="P9"><text:span text:style-name="T8">Вобщем, н</text:span>ичего <text:span text:style-name="T8">тут у вас</text:span> — чисто. Спасибо.</text:p>
      <text:p text:style-name="P9">Возле туалетов на первом этаже молодой милиционер с тёмно-фиолетовым фингалом под глазом старательно не смотрел на меня, хотя мы оба знали что фингал ему навешен за то, что я прошёл сквозь их строй и <text:span text:style-name="T8">что он</text:span>, потерпевший во вселенской битве, этого мне не простит.</text:p>
      <text:p text:style-name="P9">Потом я долго стоял <text:span text:style-name="T8">в зале ожидания </text:span>перед прилавком «Союзпечать», <text:s/>со стопкам <text:s/>различных газет, журналами, почтовыми конвертами.</text:p>
      <text:p text:style-name="P9">Но всё <text:span text:style-name="T8">это </text:span>время я смотрел только на одну открытку. Там было синее-синее небо.</text:p>
      <text:p text:style-name="P10">Мне пришлось долго ждать, пока не раздались шаги за спиной. </text:p>
      <text:p text:style-name="P10">Я не оборачивался. </text:p>
      <text:p text:style-name="P10">Шаги остановились. На синий цвет легла монетка размером с радужку. </text:p>
      <text:p text:style-name="P10">Я повернулся и, не оглядываясь, ушёл — теперь никакие каузальные гены не сменят цвет твоих глаз на <text:span text:style-name="T9">карий</text:span>.</text:p>
      <text:p text:style-name="P3">Только тут ко мне прорвался голос вокзальных репродукторов:</text:p>
      <text:p text:style-name="P3">- Поезд Киев-Одесса отправляется от третьей платформы. Просим провожающих покинуть ваго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22:44.188360258</meta:creation-date>
    <dc:date>2017-03-02T19:22:58.978967243</dc:date>
    <dc:creator>sehrguey </dc:creator>
    <meta:editing-duration>PT14S</meta:editing-duration>
    <meta:editing-cycles>1</meta:editing-cycles>
    <meta:document-statistic meta:table-count="0" meta:image-count="0" meta:object-count="0" meta:page-count="3" meta:paragraph-count="80" meta:word-count="1201" meta:character-count="7465" meta:non-whitespace-character-count="6286"/>
    <meta:generator>LibreOffice/4.3.3.2$Linux_x86 LibreOffice_project/430m0$Build-2</meta:generator>
  </office:meta>
</office:document-meta>
</file>